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elvetica" svg:font-family="Helvetica"/>
    <style:font-face style:name="Helvetica-Bold" svg:font-family="Helvetica-Bol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N (gewichtet)</text:p>
          </table:table-cell>
          <table:table-cell office:value-type="string" calcext:value-type="string">
            <text:p>Wegelänge [km] in Grup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s: Wege (Deutschland)</text:p>
          </table:table-cell>
          <table:table-cell table:style-name="ce1" office:value-type="string" calcext:value-type="string">
            <text:p>unter 0,5 km</text:p>
          </table:table-cell>
          <table:table-cell table:style-name="ce1" office:value-type="string" calcext:value-type="string">
            <text:p>0,5 bis unter 1 km</text:p>
          </table:table-cell>
          <table:table-cell table:style-name="ce1" office:value-type="string" calcext:value-type="string">
            <text:p>1 bis unter 2 km</text:p>
          </table:table-cell>
          <table:table-cell table:style-name="ce1" office:value-type="string" calcext:value-type="string">
            <text:p>2 bis unter 5 km</text:p>
          </table:table-cell>
          <table:table-cell table:style-name="ce1" office:value-type="string" calcext:value-type="string">
            <text:p>5 bis unter 10 km</text:p>
          </table:table-cell>
          <table:table-cell table:style-name="ce1" office:value-type="string" calcext:value-type="string">
            <text:p>10 bis unter 20 km</text:p>
          </table:table-cell>
          <table:table-cell table:style-name="ce1" office:value-type="string" calcext:value-type="string">
            <text:p>20 bis unter 50 km</text:p>
          </table:table-cell>
          <table:table-cell table:style-name="ce1" office:value-type="string" calcext:value-type="string">
            <text:p>50 bis unter 100 km</text:p>
          </table:table-cell>
          <table:table-cell table:style-name="ce1" office:value-type="string" calcext:value-type="string">
            <text:p>100 km und mehr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A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is ungewichtet</text:p>
          </table:table-cell>
          <table:table-cell office:value-type="float" office:value="88166" calcext:value-type="float">
            <text:p>88166</text:p>
          </table:table-cell>
          <table:table-cell office:value-type="float" office:value="103547" calcext:value-type="float">
            <text:p>103547</text:p>
          </table:table-cell>
          <table:table-cell office:value-type="float" office:value="132383" calcext:value-type="float">
            <text:p>132383</text:p>
          </table:table-cell>
          <table:table-cell office:value-type="float" office:value="224594" calcext:value-type="float">
            <text:p>224594</text:p>
          </table:table-cell>
          <table:table-cell office:value-type="float" office:value="160239" calcext:value-type="float">
            <text:p>160239</text:p>
          </table:table-cell>
          <table:table-cell office:value-type="float" office:value="124851" calcext:value-type="float">
            <text:p>124851</text:p>
          </table:table-cell>
          <table:table-cell office:value-type="float" office:value="86307" calcext:value-type="float">
            <text:p>86307</text:p>
          </table:table-cell>
          <table:table-cell office:value-type="float" office:value="23339" calcext:value-type="float">
            <text:p>23339</text:p>
          </table:table-cell>
          <table:table-cell office:value-type="float" office:value="17193" calcext:value-type="float">
            <text:p>17193</text:p>
          </table:table-cell>
          <table:table-cell table:number-columns-repeated="2"/>
          <table:table-cell office:value-type="string" calcext:value-type="string">
            <text:p>Quelle: <text:a xlink:href="https://mobilitaet-in-tabellen.dlr.de/" xlink:type="simple">https://mobilitaet-in-tabellen.dlr.de/</text:a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is gewichtet</text:p>
          </table:table-cell>
          <table:table-cell office:value-type="float" office:value="93899" calcext:value-type="float">
            <text:p>93899</text:p>
          </table:table-cell>
          <table:table-cell office:value-type="float" office:value="108984" calcext:value-type="float">
            <text:p>108984</text:p>
          </table:table-cell>
          <table:table-cell office:value-type="float" office:value="132484" calcext:value-type="float">
            <text:p>132484</text:p>
          </table:table-cell>
          <table:table-cell office:value-type="float" office:value="222677" calcext:value-type="float">
            <text:p>222677</text:p>
          </table:table-cell>
          <table:table-cell office:value-type="float" office:value="155638" calcext:value-type="float">
            <text:p>155638</text:p>
          </table:table-cell>
          <table:table-cell office:value-type="float" office:value="123305" calcext:value-type="float">
            <text:p>123305</text:p>
          </table:table-cell>
          <table:table-cell office:value-type="float" office:value="85524" calcext:value-type="float">
            <text:p>85524</text:p>
          </table:table-cell>
          <table:table-cell office:value-type="float" office:value="22769" calcext:value-type="float">
            <text:p>22769</text:p>
          </table:table-cell>
          <table:table-cell office:value-type="float" office:value="15338" calcext:value-type="float">
            <text:p>15338</text:p>
          </table:table-cell>
          <table:table-cell table:formula="of:=SUM([.B5:.J5])" office:value-type="float" office:value="960618" calcext:value-type="float">
            <text:p>9606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gelänge [km]</text:p>
          </table:table-cell>
          <table:table-cell table:style-name="ce2" office:value-type="float" office:value="0.3" calcext:value-type="float">
            <text:p>0.30</text:p>
          </table:table-cell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1.7" calcext:value-type="float">
            <text:p>1.70</text:p>
          </table:table-cell>
          <table:table-cell table:style-name="ce2" office:value-type="float" office:value="3.5" calcext:value-type="float">
            <text:p>3.50</text:p>
          </table:table-cell>
          <table:table-cell table:style-name="ce2" office:value-type="float" office:value="7.4" calcext:value-type="float">
            <text:p>7.40</text:p>
          </table:table-cell>
          <table:table-cell table:style-name="ce2" office:value-type="float" office:value="14.6" calcext:value-type="float">
            <text:p>14.60</text:p>
          </table:table-cell>
          <table:table-cell table:style-name="ce2" office:value-type="float" office:value="30.8" calcext:value-type="float">
            <text:p>30.80</text:p>
          </table:table-cell>
          <table:table-cell table:style-name="ce2" office:value-type="float" office:value="69" calcext:value-type="float">
            <text:p>69.00</text:p>
          </table:table-cell>
          <table:table-cell table:style-name="ce2" office:value-type="float" office:value="241.1" calcext:value-type="float">
            <text:p>241.10</text:p>
          </table:table-cell>
          <table:table-cell table:formula="of:=SUM([.B6:.J6])" office:value-type="float" office:value="369.3" calcext:value-type="float">
            <text:p>369.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is zurückgelegte Kilometer</text:p>
          </table:table-cell>
          <table:table-cell table:formula="of:=[.B5]*[.B6]" office:value-type="float" office:value="28169.7" calcext:value-type="float">
            <text:p>28169.7</text:p>
          </table:table-cell>
          <table:table-cell table:formula="of:=[.C5]*[.C6]" office:value-type="float" office:value="98085.6" calcext:value-type="float">
            <text:p>98085.6</text:p>
          </table:table-cell>
          <table:table-cell table:formula="of:=[.D5]*[.D6]" office:value-type="float" office:value="225222.8" calcext:value-type="float">
            <text:p>225222.8</text:p>
          </table:table-cell>
          <table:table-cell table:formula="of:=[.E5]*[.E6]" office:value-type="float" office:value="779369.5" calcext:value-type="float">
            <text:p>779369.5</text:p>
          </table:table-cell>
          <table:table-cell table:formula="of:=[.F5]*[.F6]" office:value-type="float" office:value="1151721.2" calcext:value-type="float">
            <text:p>1151721.2</text:p>
          </table:table-cell>
          <table:table-cell table:formula="of:=[.G5]*[.G6]" office:value-type="float" office:value="1800253" calcext:value-type="float">
            <text:p>1800253</text:p>
          </table:table-cell>
          <table:table-cell table:formula="of:=[.H5]*[.H6]" office:value-type="float" office:value="2634139.2" calcext:value-type="float">
            <text:p>2634139.2</text:p>
          </table:table-cell>
          <table:table-cell table:formula="of:=[.I5]*[.I6]" office:value-type="float" office:value="1571061" calcext:value-type="float">
            <text:p>1571061</text:p>
          </table:table-cell>
          <table:table-cell table:formula="of:=[.J5]*[.J6]" office:value-type="float" office:value="3697991.8" calcext:value-type="float">
            <text:p>3697991.8</text:p>
          </table:table-cell>
          <table:table-cell table:formula="of:=SUM([.B8:.J8])" office:value-type="float" office:value="11986013.8" calcext:value-type="float">
            <text:p>11986013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%</text:p>
          </table:table-cell>
          <table:table-cell table:style-name="ce3" table:formula="of:=[.B5]/[.$K5]" office:value-type="percentage" office:value="0.0977485327153978" calcext:value-type="percentage">
            <text:p>9.77%</text:p>
          </table:table-cell>
          <table:table-cell table:style-name="ce3" table:formula="of:=[.C5]/[.$K5]" office:value-type="percentage" office:value="0.11345196529734" calcext:value-type="percentage">
            <text:p>11.35%</text:p>
          </table:table-cell>
          <table:table-cell table:style-name="ce3" table:formula="of:=[.D5]/[.$K5]" office:value-type="percentage" office:value="0.137915383638449" calcext:value-type="percentage">
            <text:p>13.79%</text:p>
          </table:table-cell>
          <table:table-cell table:style-name="ce3" table:formula="of:=[.E5]/[.$K5]" office:value-type="percentage" office:value="0.231805983231628" calcext:value-type="percentage">
            <text:p>23.18%</text:p>
          </table:table-cell>
          <table:table-cell table:style-name="ce3" table:formula="of:=[.F5]/[.$K5]" office:value-type="percentage" office:value="0.162018617181856" calcext:value-type="percentage">
            <text:p>16.20%</text:p>
          </table:table-cell>
          <table:table-cell table:style-name="ce3" table:formula="of:=[.G5]/[.$K5]" office:value-type="percentage" office:value="0.128360076534065" calcext:value-type="percentage">
            <text:p>12.84%</text:p>
          </table:table-cell>
          <table:table-cell table:style-name="ce3" table:formula="of:=[.H5]/[.$K5]" office:value-type="percentage" office:value="0.0890301868172364" calcext:value-type="percentage">
            <text:p>8.90%</text:p>
          </table:table-cell>
          <table:table-cell table:style-name="ce3" table:formula="of:=[.I5]/[.$K5]" office:value-type="percentage" office:value="0.0237024498812223" calcext:value-type="percentage">
            <text:p>2.37%</text:p>
          </table:table-cell>
          <table:table-cell table:style-name="ce3" table:formula="of:=[.J5]/[.$K5]" office:value-type="percentage" office:value="0.0159668047028059" calcext:value-type="percentage">
            <text:p>1.60%</text:p>
          </table:table-cell>
          <table:table-cell table:style-name="ce3" table:formula="of:=[.K5]/[.$K5]" office:value-type="percentage" office:value="1" calcext:value-type="percentage">
            <text:p>10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% Pkm</text:p>
          </table:table-cell>
          <table:table-cell table:style-name="ce3" table:formula="of:=[.B6]/[.$K6]" office:value-type="percentage" office:value="0.000812347684809098" calcext:value-type="percentage">
            <text:p>0.08%</text:p>
          </table:table-cell>
          <table:table-cell table:style-name="ce3" table:formula="of:=[.C6]/[.$K6]" office:value-type="percentage" office:value="0.00243704305442729" calcext:value-type="percentage">
            <text:p>0.24%</text:p>
          </table:table-cell>
          <table:table-cell table:style-name="ce3" table:formula="of:=[.D6]/[.$K6]" office:value-type="percentage" office:value="0.00460330354725156" calcext:value-type="percentage">
            <text:p>0.46%</text:p>
          </table:table-cell>
          <table:table-cell table:style-name="ce3" table:formula="of:=[.E6]/[.$K6]" office:value-type="percentage" office:value="0.00947738965610615" calcext:value-type="percentage">
            <text:p>0.95%</text:p>
          </table:table-cell>
          <table:table-cell table:style-name="ce3" table:formula="of:=[.F6]/[.$K6]" office:value-type="percentage" office:value="0.0200379095586244" calcext:value-type="percentage">
            <text:p>2.00%</text:p>
          </table:table-cell>
          <table:table-cell table:style-name="ce3" table:formula="of:=[.G6]/[.$K6]" office:value-type="percentage" office:value="0.0395342539940428" calcext:value-type="percentage">
            <text:p>3.95%</text:p>
          </table:table-cell>
          <table:table-cell table:style-name="ce3" table:formula="of:=[.H6]/[.$K6]" office:value-type="percentage" office:value="0.0834010289737341" calcext:value-type="percentage">
            <text:p>8.34%</text:p>
          </table:table-cell>
          <table:table-cell table:style-name="ce3" table:formula="of:=[.I6]/[.$K6]" office:value-type="percentage" office:value="0.186839967506093" calcext:value-type="percentage">
            <text:p>18.68%</text:p>
          </table:table-cell>
          <table:table-cell table:style-name="ce3" table:formula="of:=[.J6]/[.$K6]" office:value-type="percentage" office:value="0.652856756024912" calcext:value-type="percentage">
            <text:p>65.29%</text:p>
          </table:table-cell>
          <table:table-cell table:style-name="ce3" table:formula="of:=[.K6]/[.$K6]" office:value-type="percentage" office:value="1" calcext:value-type="percentage">
            <text:p>100.00%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uptverkehrsmittel (fehlende Angaben wurden aufgefüllt): MIV (Mitfahrer)</text:p>
          </table:table-cell>
          <table:table-cell table:number-columns-repeated="11"/>
          <table:table-cell office:value-type="string" calcext:value-type="string">
            <text:p>Quelle: <text:a xlink:href="https://mobilitaet-in-tabellen.dlr.de/" xlink:type="simple">https://mobilitaet-in-tabellen.dlr.de/</text:a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is ungewichtet</text:p>
          </table:table-cell>
          <table:table-cell office:value-type="float" office:value="2167" calcext:value-type="float">
            <text:p>2167</text:p>
          </table:table-cell>
          <table:table-cell office:value-type="float" office:value="6896" calcext:value-type="float">
            <text:p>6896</text:p>
          </table:table-cell>
          <table:table-cell office:value-type="float" office:value="14294" calcext:value-type="float">
            <text:p>14294</text:p>
          </table:table-cell>
          <table:table-cell office:value-type="float" office:value="33091" calcext:value-type="float">
            <text:p>33091</text:p>
          </table:table-cell>
          <table:table-cell office:value-type="float" office:value="25915" calcext:value-type="float">
            <text:p>25915</text:p>
          </table:table-cell>
          <table:table-cell office:value-type="float" office:value="21498" calcext:value-type="float">
            <text:p>21498</text:p>
          </table:table-cell>
          <table:table-cell office:value-type="float" office:value="14558" calcext:value-type="float">
            <text:p>14558</text:p>
          </table:table-cell>
          <table:table-cell office:value-type="float" office:value="4583" calcext:value-type="float">
            <text:p>4583</text:p>
          </table:table-cell>
          <table:table-cell office:value-type="float" office:value="4243" calcext:value-type="float">
            <text:p>4243</text:p>
          </table:table-cell>
          <table:table-cell table:number-columns-repeated="2"/>
          <table:table-cell office:value-type="string" calcext:value-type="string">
            <text:p>Vgl. auch <text:a xlink:href="https://www.forschungsinformationssystem.de/servlet/is/80865/" xlink:type="simple">https://www.forschungsinformationssystem.de/servlet/is/80865/</text:a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is gewichtet</text:p>
          </table:table-cell>
          <table:table-cell office:value-type="float" office:value="2891" calcext:value-type="float">
            <text:p>2891</text:p>
          </table:table-cell>
          <table:table-cell office:value-type="float" office:value="8455" calcext:value-type="float">
            <text:p>8455</text:p>
          </table:table-cell>
          <table:table-cell office:value-type="float" office:value="15606" calcext:value-type="float">
            <text:p>15606</text:p>
          </table:table-cell>
          <table:table-cell office:value-type="float" office:value="34993" calcext:value-type="float">
            <text:p>34993</text:p>
          </table:table-cell>
          <table:table-cell office:value-type="float" office:value="26899" calcext:value-type="float">
            <text:p>26899</text:p>
          </table:table-cell>
          <table:table-cell office:value-type="float" office:value="2195" calcext:value-type="float">
            <text:p>2195</text:p>
          </table:table-cell>
          <table:table-cell office:value-type="float" office:value="14815" calcext:value-type="float">
            <text:p>14815</text:p>
          </table:table-cell>
          <table:table-cell office:value-type="float" office:value="4813" calcext:value-type="float">
            <text:p>4813</text:p>
          </table:table-cell>
          <table:table-cell office:value-type="float" office:value="3976" calcext:value-type="float">
            <text:p>3976</text:p>
          </table:table-cell>
          <table:table-cell table:formula="of:=SUM([.B15:.J15])" office:value-type="float" office:value="114643" calcext:value-type="float">
            <text:p>1146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gelänge [km]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7.4" calcext:value-type="float">
            <text:p>7.4</text:p>
          </table:table-cell>
          <table:table-cell office:value-type="float" office:value="14.6" calcext:value-type="float">
            <text:p>14.6</text:p>
          </table:table-cell>
          <table:table-cell office:value-type="float" office:value="30.9" calcext:value-type="float">
            <text:p>30.9</text:p>
          </table:table-cell>
          <table:table-cell office:value-type="float" office:value="69.7" calcext:value-type="float">
            <text:p>69.7</text:p>
          </table:table-cell>
          <table:table-cell office:value-type="float" office:value="238.8" calcext:value-type="float">
            <text:p>238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zahl Personen (inkl. befragte Person)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6" calcext:value-type="float">
            <text:p>2.6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is Pkm</text:p>
          </table:table-cell>
          <table:table-cell table:formula="of:=[.B15]*[.B16]" office:value-type="float" office:value="1156.4" calcext:value-type="float">
            <text:p>1156.4</text:p>
          </table:table-cell>
          <table:table-cell table:formula="of:=[.C15]*[.C16]" office:value-type="float" office:value="7609.5" calcext:value-type="float">
            <text:p>7609.5</text:p>
          </table:table-cell>
          <table:table-cell table:formula="of:=[.D15]*[.D16]" office:value-type="float" office:value="26530.2" calcext:value-type="float">
            <text:p>26530.2</text:p>
          </table:table-cell>
          <table:table-cell table:formula="of:=[.E15]*[.E16]" office:value-type="float" office:value="125974.8" calcext:value-type="float">
            <text:p>125974.8</text:p>
          </table:table-cell>
          <table:table-cell table:formula="of:=[.F15]*[.F16]" office:value-type="float" office:value="199052.6" calcext:value-type="float">
            <text:p>199052.6</text:p>
          </table:table-cell>
          <table:table-cell table:formula="of:=[.G15]*[.G16]" office:value-type="float" office:value="32047" calcext:value-type="float">
            <text:p>32047</text:p>
          </table:table-cell>
          <table:table-cell table:formula="of:=[.H15]*[.H16]" office:value-type="float" office:value="457783.5" calcext:value-type="float">
            <text:p>457783.5</text:p>
          </table:table-cell>
          <table:table-cell table:formula="of:=[.I15]*[.I16]" office:value-type="float" office:value="335466.1" calcext:value-type="float">
            <text:p>335466.1</text:p>
          </table:table-cell>
          <table:table-cell table:formula="of:=[.J15]*[.J16]" office:value-type="float" office:value="949468.8" calcext:value-type="float">
            <text:p>949468.8</text:p>
          </table:table-cell>
          <table:table-cell table:formula="of:=SUM([.B18:.J18])" office:value-type="float" office:value="2135088.9" calcext:value-type="float">
            <text:p>2135088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is Fzgkm</text:p>
          </table:table-cell>
          <table:table-cell table:formula="of:=[.B18]/[.B17]" office:value-type="float" office:value="462.56" calcext:value-type="float">
            <text:p>462.56</text:p>
          </table:table-cell>
          <table:table-cell table:formula="of:=[.C18]/[.C17]" office:value-type="float" office:value="2926.73076923077" calcext:value-type="float">
            <text:p>2926.73076923077</text:p>
          </table:table-cell>
          <table:table-cell table:formula="of:=[.D18]/[.D17]" office:value-type="float" office:value="10203.9230769231" calcext:value-type="float">
            <text:p>10203.9230769231</text:p>
          </table:table-cell>
          <table:table-cell table:formula="of:=[.E18]/[.E17]" office:value-type="float" office:value="46657.3333333333" calcext:value-type="float">
            <text:p>46657.3333333333</text:p>
          </table:table-cell>
          <table:table-cell table:formula="of:=[.F18]/[.F17]" office:value-type="float" office:value="73723.1851851852" calcext:value-type="float">
            <text:p>73723.1851851852</text:p>
          </table:table-cell>
          <table:table-cell table:formula="of:=[.G18]/[.G17]" office:value-type="float" office:value="11445.3571428571" calcext:value-type="float">
            <text:p>11445.3571428571</text:p>
          </table:table-cell>
          <table:table-cell table:formula="of:=[.H18]/[.H17]" office:value-type="float" office:value="157856.379310345" calcext:value-type="float">
            <text:p>157856.379310345</text:p>
          </table:table-cell>
          <table:table-cell table:formula="of:=[.I18]/[.I17]" office:value-type="float" office:value="108214.870967742" calcext:value-type="float">
            <text:p>108214.870967742</text:p>
          </table:table-cell>
          <table:table-cell table:formula="of:=[.J18]/[.J17]" office:value-type="float" office:value="296709" calcext:value-type="float">
            <text:p>296709</text:p>
          </table:table-cell>
          <table:table-cell table:formula="of:=SUM([.B19:.J19])" office:value-type="float" office:value="708199.339785616" calcext:value-type="float">
            <text:p>708199.339785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%</text:p>
          </table:table-cell>
          <table:table-cell table:style-name="ce3" table:formula="of:=[.B15]/[.$K15]" office:value-type="percentage" office:value="0.0252174140592971" calcext:value-type="percentage">
            <text:p>2.52%</text:p>
          </table:table-cell>
          <table:table-cell table:style-name="ce3" table:formula="of:=[.C15]/[.$K15]" office:value-type="percentage" office:value="0.0737506869150319" calcext:value-type="percentage">
            <text:p>7.38%</text:p>
          </table:table-cell>
          <table:table-cell table:style-name="ce3" table:formula="of:=[.D15]/[.$K15]" office:value-type="percentage" office:value="0.136126933175161" calcext:value-type="percentage">
            <text:p>13.61%</text:p>
          </table:table-cell>
          <table:table-cell table:style-name="ce3" table:formula="of:=[.E15]/[.$K15]" office:value-type="percentage" office:value="0.305234510611202" calcext:value-type="percentage">
            <text:p>30.52%</text:p>
          </table:table-cell>
          <table:table-cell table:style-name="ce3" table:formula="of:=[.F15]/[.$K15]" office:value-type="percentage" office:value="0.234632729429621" calcext:value-type="percentage">
            <text:p>23.46%</text:p>
          </table:table-cell>
          <table:table-cell table:style-name="ce3" table:formula="of:=[.G15]/[.$K15]" office:value-type="percentage" office:value="0.0191463935870485" calcext:value-type="percentage">
            <text:p>1.91%</text:p>
          </table:table-cell>
          <table:table-cell table:style-name="ce3" table:formula="of:=[.H15]/[.$K15]" office:value-type="percentage" office:value="0.129227253299373" calcext:value-type="percentage">
            <text:p>12.92%</text:p>
          </table:table-cell>
          <table:table-cell table:style-name="ce3" table:formula="of:=[.I15]/[.$K15]" office:value-type="percentage" office:value="0.0419825022024895" calcext:value-type="percentage">
            <text:p>4.20%</text:p>
          </table:table-cell>
          <table:table-cell table:style-name="ce3" table:formula="of:=[.J15]/[.$K15]" office:value-type="percentage" office:value="0.0346815767207767" calcext:value-type="percentage">
            <text:p>3.47%</text:p>
          </table:table-cell>
          <table:table-cell table:style-name="ce3" table:formula="of:=[.K15]/[.$K15]" office:value-type="percentage" office:value="1" calcext:value-type="percentage">
            <text:p>10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% Pkm</text:p>
          </table:table-cell>
          <table:table-cell table:style-name="ce3" table:formula="of:=[.B18]/[.$K18]" office:value-type="percentage" office:value="0.000541616791694248" calcext:value-type="percentage">
            <text:p>0.05%</text:p>
          </table:table-cell>
          <table:table-cell table:style-name="ce3" table:formula="of:=[.C18]/[.$K18]" office:value-type="percentage" office:value="0.0035640202148023" calcext:value-type="percentage">
            <text:p>0.36%</text:p>
          </table:table-cell>
          <table:table-cell table:style-name="ce3" table:formula="of:=[.D18]/[.$K18]" office:value-type="percentage" office:value="0.012425805782607" calcext:value-type="percentage">
            <text:p>1.24%</text:p>
          </table:table-cell>
          <table:table-cell table:style-name="ce3" table:formula="of:=[.E18]/[.$K18]" office:value-type="percentage" office:value="0.0590021333537915" calcext:value-type="percentage">
            <text:p>5.90%</text:p>
          </table:table-cell>
          <table:table-cell table:style-name="ce3" table:formula="of:=[.F18]/[.$K18]" office:value-type="percentage" office:value="0.0932291859135233" calcext:value-type="percentage">
            <text:p>9.32%</text:p>
          </table:table-cell>
          <table:table-cell table:style-name="ce3" table:formula="of:=[.G18]/[.$K18]" office:value-type="percentage" office:value="0.0150096794564386" calcext:value-type="percentage">
            <text:p>1.50%</text:p>
          </table:table-cell>
          <table:table-cell table:style-name="ce3" table:formula="of:=[.H18]/[.$K18]" office:value-type="percentage" office:value="0.214409573296925" calcext:value-type="percentage">
            <text:p>21.44%</text:p>
          </table:table-cell>
          <table:table-cell table:style-name="ce3" table:formula="of:=[.I18]/[.$K18]" office:value-type="percentage" office:value="0.157120436530769" calcext:value-type="percentage">
            <text:p>15.71%</text:p>
          </table:table-cell>
          <table:table-cell table:style-name="ce3" table:formula="of:=[.J18]/[.$K18]" office:value-type="percentage" office:value="0.444697548659449" calcext:value-type="percentage">
            <text:p>44.47%</text:p>
          </table:table-cell>
          <table:table-cell table:style-name="ce3" table:formula="of:=[.K18]/[.$K18]" office:value-type="percentage" office:value="1" calcext:value-type="percentage">
            <text:p>10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% Fzgkm</text:p>
          </table:table-cell>
          <table:table-cell table:style-name="ce3" table:formula="of:=[.B19]/[.$K19]" office:value-type="percentage" office:value="0.000653149436908575" calcext:value-type="percentage">
            <text:p>0.07%</text:p>
          </table:table-cell>
          <table:table-cell table:style-name="ce3" table:formula="of:=[.C19]/[.$K19]" office:value-type="percentage" office:value="0.00413263696365029" calcext:value-type="percentage">
            <text:p>0.41%</text:p>
          </table:table-cell>
          <table:table-cell table:style-name="ce3" table:formula="of:=[.D19]/[.$K19]" office:value-type="percentage" office:value="0.0144082640348295" calcext:value-type="percentage">
            <text:p>1.44%</text:p>
          </table:table-cell>
          <table:table-cell table:style-name="ce3" table:formula="of:=[.E19]/[.$K19]" office:value-type="percentage" office:value="0.0658816391264319" calcext:value-type="percentage">
            <text:p>6.59%</text:p>
          </table:table-cell>
          <table:table-cell table:style-name="ce3" table:formula="of:=[.F19]/[.$K19]" office:value-type="percentage" office:value="0.104099483074218" calcext:value-type="percentage">
            <text:p>10.41%</text:p>
          </table:table-cell>
          <table:table-cell table:style-name="ce3" table:formula="of:=[.G19]/[.$K19]" office:value-type="percentage" office:value="0.016161208433662" calcext:value-type="percentage">
            <text:p>1.62%</text:p>
          </table:table-cell>
          <table:table-cell table:style-name="ce3" table:formula="of:=[.H19]/[.$K19]" office:value-type="percentage" office:value="0.222898229978766" calcext:value-type="percentage">
            <text:p>22.29%</text:p>
          </table:table-cell>
          <table:table-cell table:style-name="ce3" table:formula="of:=[.I19]/[.$K19]" office:value-type="percentage" office:value="0.152802840794091" calcext:value-type="percentage">
            <text:p>15.28%</text:p>
          </table:table-cell>
          <table:table-cell table:style-name="ce3" table:formula="of:=[.J19]/[.$K19]" office:value-type="percentage" office:value="0.418962548157442" calcext:value-type="percentage">
            <text:p>41.90%</text:p>
          </table:table-cell>
          <table:table-cell table:style-name="ce3" table:formula="of:=[.K19]/[.$K19]" office:value-type="percentage" office:value="1" calcext:value-type="percentage">
            <text:p>100.00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uptverkehrsmittel (fehlende Angaben wurden aufgefüllt): MIV (Fahr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is ungewichtet</text:p>
          </table:table-cell>
          <table:table-cell office:value-type="float" office:value="8220" calcext:value-type="float">
            <text:p>8220</text:p>
          </table:table-cell>
          <table:table-cell office:value-type="float" office:value="24783" calcext:value-type="float">
            <text:p>24783</text:p>
          </table:table-cell>
          <table:table-cell office:value-type="float" office:value="49085" calcext:value-type="float">
            <text:p>49085</text:p>
          </table:table-cell>
          <table:table-cell office:value-type="float" office:value="107274" calcext:value-type="float">
            <text:p>107274</text:p>
          </table:table-cell>
          <table:table-cell office:value-type="float" office:value="90225" calcext:value-type="float">
            <text:p>90225</text:p>
          </table:table-cell>
          <table:table-cell office:value-type="float" office:value="78304" calcext:value-type="float">
            <text:p>78304</text:p>
          </table:table-cell>
          <table:table-cell office:value-type="float" office:value="55486" calcext:value-type="float">
            <text:p>55486</text:p>
          </table:table-cell>
          <table:table-cell office:value-type="float" office:value="13838" calcext:value-type="float">
            <text:p>13838</text:p>
          </table:table-cell>
          <table:table-cell office:value-type="float" office:value="8939" calcext:value-type="float">
            <text:p>89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is gewichtet</text:p>
          </table:table-cell>
          <table:table-cell office:value-type="float" office:value="8870" calcext:value-type="float">
            <text:p>8870</text:p>
          </table:table-cell>
          <table:table-cell office:value-type="float" office:value="23851" calcext:value-type="float">
            <text:p>23851</text:p>
          </table:table-cell>
          <table:table-cell office:value-type="float" office:value="45082" calcext:value-type="float">
            <text:p>45082</text:p>
          </table:table-cell>
          <table:table-cell office:value-type="float" office:value="100102" calcext:value-type="float">
            <text:p>100102</text:p>
          </table:table-cell>
          <table:table-cell office:value-type="float" office:value="84838" calcext:value-type="float">
            <text:p>84838</text:p>
          </table:table-cell>
          <table:table-cell office:value-type="float" office:value="76223" calcext:value-type="float">
            <text:p>76223</text:p>
          </table:table-cell>
          <table:table-cell office:value-type="float" office:value="54637" calcext:value-type="float">
            <text:p>54637</text:p>
          </table:table-cell>
          <table:table-cell office:value-type="float" office:value="13002" calcext:value-type="float">
            <text:p>13002</text:p>
          </table:table-cell>
          <table:table-cell office:value-type="float" office:value="7786" calcext:value-type="float">
            <text:p>7786</text:p>
          </table:table-cell>
          <table:table-cell table:formula="of:=SUM([.B26:.J26])" office:value-type="float" office:value="414391" calcext:value-type="float">
            <text:p>4143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gelänge [km]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7.5" calcext:value-type="float">
            <text:p>7.5</text:p>
          </table:table-cell>
          <table:table-cell office:value-type="float" office:value="14.6" calcext:value-type="float">
            <text:p>14.6</text:p>
          </table:table-cell>
          <table:table-cell office:value-type="float" office:value="30.8" calcext:value-type="float">
            <text:p>30.8</text:p>
          </table:table-cell>
          <table:table-cell office:value-type="float" office:value="68.8" calcext:value-type="float">
            <text:p>68.8</text:p>
          </table:table-cell>
          <table:table-cell office:value-type="float" office:value="226.1" calcext:value-type="float">
            <text:p>226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zahl Personen (inkl. befragte Person)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is Pkm</text:p>
          </table:table-cell>
          <table:table-cell table:formula="of:=[.B26]*[.B27]" office:value-type="float" office:value="3548" calcext:value-type="float">
            <text:p>3548</text:p>
          </table:table-cell>
          <table:table-cell table:formula="of:=[.C26]*[.C27]" office:value-type="float" office:value="21465.9" calcext:value-type="float">
            <text:p>21465.9</text:p>
          </table:table-cell>
          <table:table-cell table:formula="of:=[.D26]*[.D27]" office:value-type="float" office:value="76639.4" calcext:value-type="float">
            <text:p>76639.4</text:p>
          </table:table-cell>
          <table:table-cell table:formula="of:=[.E26]*[.E27]" office:value-type="float" office:value="360367.2" calcext:value-type="float">
            <text:p>360367.2</text:p>
          </table:table-cell>
          <table:table-cell table:formula="of:=[.F26]*[.F27]" office:value-type="float" office:value="636285" calcext:value-type="float">
            <text:p>636285</text:p>
          </table:table-cell>
          <table:table-cell table:formula="of:=[.G26]*[.G27]" office:value-type="float" office:value="1112855.8" calcext:value-type="float">
            <text:p>1112855.8</text:p>
          </table:table-cell>
          <table:table-cell table:formula="of:=[.H26]*[.H27]" office:value-type="float" office:value="1682819.6" calcext:value-type="float">
            <text:p>1682819.6</text:p>
          </table:table-cell>
          <table:table-cell table:formula="of:=[.I26]*[.I27]" office:value-type="float" office:value="894537.6" calcext:value-type="float">
            <text:p>894537.6</text:p>
          </table:table-cell>
          <table:table-cell table:formula="of:=[.J26]*[.J27]" office:value-type="float" office:value="1760414.6" calcext:value-type="float">
            <text:p>1760414.6</text:p>
          </table:table-cell>
          <table:table-cell table:formula="of:=SUM([.B29:.J29])" office:value-type="float" office:value="6548933.1" calcext:value-type="float">
            <text:p>6548933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is Fzgkm</text:p>
          </table:table-cell>
          <table:table-cell table:formula="of:=[.B29]/[.B28]" office:value-type="float" office:value="2365.33333333333" calcext:value-type="float">
            <text:p>2365.33333333333</text:p>
          </table:table-cell>
          <table:table-cell table:formula="of:=[.C29]/[.C28]" office:value-type="float" office:value="14310.6" calcext:value-type="float">
            <text:p>14310.6</text:p>
          </table:table-cell>
          <table:table-cell table:formula="of:=[.D29]/[.D28]" office:value-type="float" office:value="54742.4285714286" calcext:value-type="float">
            <text:p>54742.4285714286</text:p>
          </table:table-cell>
          <table:table-cell table:formula="of:=[.E29]/[.E28]" office:value-type="float" office:value="240244.8" calcext:value-type="float">
            <text:p>240244.8</text:p>
          </table:table-cell>
          <table:table-cell table:formula="of:=[.F29]/[.F28]" office:value-type="float" office:value="424190" calcext:value-type="float">
            <text:p>424190</text:p>
          </table:table-cell>
          <table:table-cell table:formula="of:=[.G29]/[.G28]" office:value-type="float" office:value="794897" calcext:value-type="float">
            <text:p>794897</text:p>
          </table:table-cell>
          <table:table-cell table:formula="of:=[.H29]/[.H28]" office:value-type="float" office:value="1121879.73333333" calcext:value-type="float">
            <text:p>1121879.73333333</text:p>
          </table:table-cell>
          <table:table-cell table:formula="of:=[.I29]/[.I28]" office:value-type="float" office:value="526198.588235294" calcext:value-type="float">
            <text:p>526198.588235294</text:p>
          </table:table-cell>
          <table:table-cell table:formula="of:=[.J29]/[.J28]" office:value-type="float" office:value="880207.3" calcext:value-type="float">
            <text:p>880207.3</text:p>
          </table:table-cell>
          <table:table-cell table:formula="of:=SUM([.B30:.J30])" office:value-type="float" office:value="4059035.78347339" calcext:value-type="float">
            <text:p>4059035.783473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%</text:p>
          </table:table-cell>
          <table:table-cell table:style-name="ce3" table:formula="of:=[.B26]/[.$K26]" office:value-type="percentage" office:value="0.0214049050293081" calcext:value-type="percentage">
            <text:p>2.14%</text:p>
          </table:table-cell>
          <table:table-cell table:style-name="ce3" table:formula="of:=[.C26]/[.$K26]" office:value-type="percentage" office:value="0.0575567519564855" calcext:value-type="percentage">
            <text:p>5.76%</text:p>
          </table:table-cell>
          <table:table-cell table:style-name="ce3" table:formula="of:=[.D26]/[.$K26]" office:value-type="percentage" office:value="0.108790972776918" calcext:value-type="percentage">
            <text:p>10.88%</text:p>
          </table:table-cell>
          <table:table-cell table:style-name="ce3" table:formula="of:=[.E26]/[.$K26]" office:value-type="percentage" office:value="0.241564126634024" calcext:value-type="percentage">
            <text:p>24.16%</text:p>
          </table:table-cell>
          <table:table-cell table:style-name="ce3" table:formula="of:=[.F26]/[.$K26]" office:value-type="percentage" office:value="0.20472934981696" calcext:value-type="percentage">
            <text:p>20.47%</text:p>
          </table:table-cell>
          <table:table-cell table:style-name="ce3" table:formula="of:=[.G26]/[.$K26]" office:value-type="percentage" office:value="0.183939805642497" calcext:value-type="percentage">
            <text:p>18.39%</text:p>
          </table:table-cell>
          <table:table-cell table:style-name="ce3" table:formula="of:=[.H26]/[.$K26]" office:value-type="percentage" office:value="0.131848905984927" calcext:value-type="percentage">
            <text:p>13.18%</text:p>
          </table:table-cell>
          <table:table-cell table:style-name="ce3" table:formula="of:=[.I26]/[.$K26]" office:value-type="percentage" office:value="0.0313761640576171" calcext:value-type="percentage">
            <text:p>3.14%</text:p>
          </table:table-cell>
          <table:table-cell table:style-name="ce3" table:formula="of:=[.J26]/[.$K26]" office:value-type="percentage" office:value="0.0187890181012619" calcext:value-type="percentage">
            <text:p>1.88%</text:p>
          </table:table-cell>
          <table:table-cell table:style-name="ce3" table:formula="of:=[.K26]/[.$K26]" office:value-type="percentage" office:value="1" calcext:value-type="percentage">
            <text:p>10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% Pkm</text:p>
          </table:table-cell>
          <table:table-cell table:style-name="ce3" table:formula="of:=[.B29]/[.$K29]" office:value-type="percentage" office:value="0.000541767635403086" calcext:value-type="percentage">
            <text:p>0.05%</text:p>
          </table:table-cell>
          <table:table-cell table:style-name="ce3" table:formula="of:=[.C29]/[.$K29]" office:value-type="percentage" office:value="0.00327777054250256" calcext:value-type="percentage">
            <text:p>0.33%</text:p>
          </table:table-cell>
          <table:table-cell table:style-name="ce3" table:formula="of:=[.D29]/[.$K29]" office:value-type="percentage" office:value="0.0117025779359389" calcext:value-type="percentage">
            <text:p>1.17%</text:p>
          </table:table-cell>
          <table:table-cell table:style-name="ce3" table:formula="of:=[.E29]/[.$K29]" office:value-type="percentage" office:value="0.0550268562065476" calcext:value-type="percentage">
            <text:p>5.50%</text:p>
          </table:table-cell>
          <table:table-cell table:style-name="ce3" table:formula="of:=[.F29]/[.$K29]" office:value-type="percentage" office:value="0.0971585738141072" calcext:value-type="percentage">
            <text:p>9.72%</text:p>
          </table:table-cell>
          <table:table-cell table:style-name="ce3" table:formula="of:=[.G29]/[.$K29]" office:value-type="percentage" office:value="0.169929327877849" calcext:value-type="percentage">
            <text:p>16.99%</text:p>
          </table:table-cell>
          <table:table-cell table:style-name="ce3" table:formula="of:=[.H29]/[.$K29]" office:value-type="percentage" office:value="0.256960878100893" calcext:value-type="percentage">
            <text:p>25.70%</text:p>
          </table:table-cell>
          <table:table-cell table:style-name="ce3" table:formula="of:=[.I29]/[.$K29]" office:value-type="percentage" office:value="0.13659287495241" calcext:value-type="percentage">
            <text:p>13.66%</text:p>
          </table:table-cell>
          <table:table-cell table:style-name="ce3" table:formula="of:=[.J29]/[.$K29]" office:value-type="percentage" office:value="0.268809372934349" calcext:value-type="percentage">
            <text:p>26.88%</text:p>
          </table:table-cell>
          <table:table-cell table:style-name="ce3" table:formula="of:=[.K29]/[.$K29]" office:value-type="percentage" office:value="1" calcext:value-type="percentage">
            <text:p>10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% Fzgkm</text:p>
          </table:table-cell>
          <table:table-cell table:style-name="ce3" table:formula="of:=[.B30]/[.$K30]" office:value-type="percentage" office:value="0.000582732811315419" calcext:value-type="percentage">
            <text:p>0.06%</text:p>
          </table:table-cell>
          <table:table-cell table:style-name="ce3" table:formula="of:=[.C30]/[.$K30]" office:value-type="percentage" office:value="0.00352561562976766" calcext:value-type="percentage">
            <text:p>0.35%</text:p>
          </table:table-cell>
          <table:table-cell table:style-name="ce3" table:formula="of:=[.D30]/[.$K30]" office:value-type="percentage" office:value="0.0134865597377376" calcext:value-type="percentage">
            <text:p>1.35%</text:p>
          </table:table-cell>
          <table:table-cell table:style-name="ce3" table:formula="of:=[.E30]/[.$K30]" office:value-type="percentage" office:value="0.0591876526386319" calcext:value-type="percentage">
            <text:p>5.92%</text:p>
          </table:table-cell>
          <table:table-cell table:style-name="ce3" table:formula="of:=[.F30]/[.$K30]" office:value-type="percentage" office:value="0.104505114669626" calcext:value-type="percentage">
            <text:p>10.45%</text:p>
          </table:table-cell>
          <table:table-cell table:style-name="ce3" table:formula="of:=[.G30]/[.$K30]" office:value-type="percentage" office:value="0.195833947371558" calcext:value-type="percentage">
            <text:p>19.58%</text:p>
          </table:table-cell>
          <table:table-cell table:style-name="ce3" table:formula="of:=[.H30]/[.$K30]" office:value-type="percentage" office:value="0.276390697983283" calcext:value-type="percentage">
            <text:p>27.64%</text:p>
          </table:table-cell>
          <table:table-cell table:style-name="ce3" table:formula="of:=[.I30]/[.$K30]" office:value-type="percentage" office:value="0.129636351169345" calcext:value-type="percentage">
            <text:p>12.96%</text:p>
          </table:table-cell>
          <table:table-cell table:style-name="ce3" table:formula="of:=[.J30]/[.$K30]" office:value-type="percentage" office:value="0.216851327988735" calcext:value-type="percentage">
            <text:p>21.69%</text:p>
          </table:table-cell>
          <table:table-cell table:style-name="ce3" table:formula="of:=[.K30]/[.$K30]" office:value-type="percentage" office:value="1" calcext:value-type="percentage">
            <text:p>100.00%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uptverkehrsmittel (fehlende Angaben wurden aufgefüllt): MIV Durchschnit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is ungewicht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is gewichtet</text:p>
          </table:table-cell>
          <table:table-cell table:formula="of:=[.B15]+[.B26]" office:value-type="float" office:value="11761" calcext:value-type="float">
            <text:p>11761</text:p>
          </table:table-cell>
          <table:table-cell table:formula="of:=[.C15]+[.C26]" office:value-type="float" office:value="32306" calcext:value-type="float">
            <text:p>32306</text:p>
          </table:table-cell>
          <table:table-cell table:formula="of:=[.D15]+[.D26]" office:value-type="float" office:value="60688" calcext:value-type="float">
            <text:p>60688</text:p>
          </table:table-cell>
          <table:table-cell table:formula="of:=[.E15]+[.E26]" office:value-type="float" office:value="135095" calcext:value-type="float">
            <text:p>135095</text:p>
          </table:table-cell>
          <table:table-cell table:formula="of:=[.F15]+[.F26]" office:value-type="float" office:value="111737" calcext:value-type="float">
            <text:p>111737</text:p>
          </table:table-cell>
          <table:table-cell table:formula="of:=[.G15]+[.G26]" office:value-type="float" office:value="78418" calcext:value-type="float">
            <text:p>78418</text:p>
          </table:table-cell>
          <table:table-cell table:formula="of:=[.H15]+[.H26]" office:value-type="float" office:value="69452" calcext:value-type="float">
            <text:p>69452</text:p>
          </table:table-cell>
          <table:table-cell table:formula="of:=[.I15]+[.I26]" office:value-type="float" office:value="17815" calcext:value-type="float">
            <text:p>17815</text:p>
          </table:table-cell>
          <table:table-cell table:formula="of:=[.J15]+[.J26]" office:value-type="float" office:value="11762" calcext:value-type="float">
            <text:p>11762</text:p>
          </table:table-cell>
          <table:table-cell table:formula="of:=[.K15]+[.K26]" office:value-type="float" office:value="529034" calcext:value-type="float">
            <text:p>5290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gelänge [k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zahl Personen (inkl. befragte P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is Pk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is Fzgkm</text:p>
          </table:table-cell>
          <table:table-cell table:formula="of:=[.B19]+[.B30]" office:value-type="float" office:value="2827.89333333333" calcext:value-type="float">
            <text:p>2827.89333333333</text:p>
          </table:table-cell>
          <table:table-cell table:formula="of:=[.C19]+[.C30]" office:value-type="float" office:value="17237.3307692308" calcext:value-type="float">
            <text:p>17237.3307692308</text:p>
          </table:table-cell>
          <table:table-cell table:formula="of:=[.D19]+[.D30]" office:value-type="float" office:value="64946.3516483517" calcext:value-type="float">
            <text:p>64946.3516483517</text:p>
          </table:table-cell>
          <table:table-cell table:formula="of:=[.E19]+[.E30]" office:value-type="float" office:value="286902.133333333" calcext:value-type="float">
            <text:p>286902.133333333</text:p>
          </table:table-cell>
          <table:table-cell table:formula="of:=[.F19]+[.F30]" office:value-type="float" office:value="497913.185185185" calcext:value-type="float">
            <text:p>497913.185185185</text:p>
          </table:table-cell>
          <table:table-cell table:formula="of:=[.G19]+[.G30]" office:value-type="float" office:value="806342.357142857" calcext:value-type="float">
            <text:p>806342.357142857</text:p>
          </table:table-cell>
          <table:table-cell table:formula="of:=[.H19]+[.H30]" office:value-type="float" office:value="1279736.11264368" calcext:value-type="float">
            <text:p>1279736.11264368</text:p>
          </table:table-cell>
          <table:table-cell table:formula="of:=[.I19]+[.I30]" office:value-type="float" office:value="634413.459203036" calcext:value-type="float">
            <text:p>634413.459203036</text:p>
          </table:table-cell>
          <table:table-cell table:formula="of:=[.J19]+[.J30]" office:value-type="float" office:value="1176916.3" calcext:value-type="float">
            <text:p>1176916.3</text:p>
          </table:table-cell>
          <table:table-cell table:formula="of:=[.K19]+[.K30]" office:value-type="float" office:value="4767235.12325901" calcext:value-type="float">
            <text:p>4767235.123259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%</text:p>
          </table:table-cell>
          <table:table-cell table:style-name="ce3" table:formula="of:=[.B38]/[.$K38]" office:value-type="percentage" office:value="0.0222310853366702" calcext:value-type="percentage">
            <text:p>2.22%</text:p>
          </table:table-cell>
          <table:table-cell table:style-name="ce3" table:formula="of:=[.C38]/[.$K38]" office:value-type="percentage" office:value="0.0610660184411588" calcext:value-type="percentage">
            <text:p>6.11%</text:p>
          </table:table-cell>
          <table:table-cell table:style-name="ce3" table:formula="of:=[.D38]/[.$K38]" office:value-type="percentage" office:value="0.11471474423194" calcext:value-type="percentage">
            <text:p>11.47%</text:p>
          </table:table-cell>
          <table:table-cell table:style-name="ce3" table:formula="of:=[.E38]/[.$K38]" office:value-type="percentage" office:value="0.255361659175025" calcext:value-type="percentage">
            <text:p>25.54%</text:p>
          </table:table-cell>
          <table:table-cell table:style-name="ce3" table:formula="of:=[.F38]/[.$K38]" office:value-type="percentage" office:value="0.211209487480956" calcext:value-type="percentage">
            <text:p>21.12%</text:p>
          </table:table-cell>
          <table:table-cell table:style-name="ce3" table:formula="of:=[.G38]/[.$K38]" office:value-type="percentage" office:value="0.148228658271491" calcext:value-type="percentage">
            <text:p>14.82%</text:p>
          </table:table-cell>
          <table:table-cell table:style-name="ce3" table:formula="of:=[.H38]/[.$K38]" office:value-type="percentage" office:value="0.131280787246188" calcext:value-type="percentage">
            <text:p>13.13%</text:p>
          </table:table-cell>
          <table:table-cell table:style-name="ce3" table:formula="of:=[.I38]/[.$K38]" office:value-type="percentage" office:value="0.0336745842422226" calcext:value-type="percentage">
            <text:p>3.37%</text:p>
          </table:table-cell>
          <table:table-cell table:style-name="ce3" table:formula="of:=[.J38]/[.$K38]" office:value-type="percentage" office:value="0.0222329755743487" calcext:value-type="percentage">
            <text:p>2.22%</text:p>
          </table:table-cell>
          <table:table-cell table:style-name="ce3" table:formula="of:=[.K38]/[.$K38]" office:value-type="percentage" office:value="1" calcext:value-type="percentage">
            <text:p>10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% Pk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% Fzgkm</text:p>
          </table:table-cell>
          <table:table-cell table:style-name="ce3" table:formula="of:=[.B42]/[.$K42]" office:value-type="percentage" office:value="0.000593193593396776" calcext:value-type="percentage">
            <text:p>0.06%</text:p>
          </table:table-cell>
          <table:table-cell table:style-name="ce3" table:formula="of:=[.C42]/[.$K42]" office:value-type="percentage" office:value="0.00361579203113583" calcext:value-type="percentage">
            <text:p>0.36%</text:p>
          </table:table-cell>
          <table:table-cell table:style-name="ce3" table:formula="of:=[.D42]/[.$K42]" office:value-type="percentage" office:value="0.0136234840466506" calcext:value-type="percentage">
            <text:p>1.36%</text:p>
          </table:table-cell>
          <table:table-cell table:style-name="ce3" table:formula="of:=[.E42]/[.$K42]" office:value-type="percentage" office:value="0.0601820816291519" calcext:value-type="percentage">
            <text:p>6.02%</text:p>
          </table:table-cell>
          <table:table-cell table:style-name="ce3" table:formula="of:=[.F42]/[.$K42]" office:value-type="percentage" office:value="0.104444855836017" calcext:value-type="percentage">
            <text:p>10.44%</text:p>
          </table:table-cell>
          <table:table-cell table:style-name="ce3" table:formula="of:=[.G42]/[.$K42]" office:value-type="percentage" office:value="0.169142560896309" calcext:value-type="percentage">
            <text:p>16.91%</text:p>
          </table:table-cell>
          <table:table-cell table:style-name="ce3" table:formula="of:=[.H42]/[.$K42]" office:value-type="percentage" office:value="0.268444093810254" calcext:value-type="percentage">
            <text:p>26.84%</text:p>
          </table:table-cell>
          <table:table-cell table:style-name="ce3" table:formula="of:=[.I42]/[.$K42]" office:value-type="percentage" office:value="0.133077862282852" calcext:value-type="percentage">
            <text:p>13.31%</text:p>
          </table:table-cell>
          <table:table-cell table:style-name="ce3" table:formula="of:=[.J42]/[.$K42]" office:value-type="percentage" office:value="0.246876075874233" calcext:value-type="percentage">
            <text:p>24.69%</text:p>
          </table:table-cell>
          <table:table-cell table:style-name="ce3" table:formula="of:=[.K42]/[.$K42]" office:value-type="percentage" office:value="1" calcext:value-type="percentage">
            <text:p>10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% Fzgkm kumuliert</text:p>
          </table:table-cell>
          <table:table-cell table:style-name="ce3" table:formula="of:=SUM([.$B45:.B45])" office:value-type="percentage" office:value="0.000593193593396776" calcext:value-type="percentage">
            <text:p>0.06%</text:p>
          </table:table-cell>
          <table:table-cell table:style-name="ce3" table:formula="of:=SUM([.$B45:.C45])" office:value-type="percentage" office:value="0.00420898562453261" calcext:value-type="percentage">
            <text:p>0.42%</text:p>
          </table:table-cell>
          <table:table-cell table:style-name="ce3" table:formula="of:=SUM([.$B45:.D45])" office:value-type="percentage" office:value="0.0178324696711832" calcext:value-type="percentage">
            <text:p>1.78%</text:p>
          </table:table-cell>
          <table:table-cell table:style-name="ce3" table:formula="of:=SUM([.$B45:.E45])" office:value-type="percentage" office:value="0.0780145513003351" calcext:value-type="percentage">
            <text:p>7.80%</text:p>
          </table:table-cell>
          <table:table-cell table:style-name="ce3" table:formula="of:=SUM([.$B45:.F45])" office:value-type="percentage" office:value="0.182459407136352" calcext:value-type="percentage">
            <text:p>18.25%</text:p>
          </table:table-cell>
          <table:table-cell table:style-name="ce3" table:formula="of:=SUM([.$B45:.G45])" office:value-type="percentage" office:value="0.351601968032661" calcext:value-type="percentage">
            <text:p>35.16%</text:p>
          </table:table-cell>
          <table:table-cell table:style-name="ce3" table:formula="of:=SUM([.$B45:.H45])" office:value-type="percentage" office:value="0.620046061842915" calcext:value-type="percentage">
            <text:p>62.00%</text:p>
          </table:table-cell>
          <table:table-cell table:style-name="ce3" table:formula="of:=SUM([.$B45:.I45])" office:value-type="percentage" office:value="0.753123924125767" calcext:value-type="percentage">
            <text:p>75.31%</text:p>
          </table:table-cell>
          <table:table-cell table:style-name="ce3" table:formula="of:=SUM([.$B45:.J45])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auptverkehrsmittel (fehlende Angaben wurden aufgefüllt): ÖP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is ungewichtet</text:p>
          </table:table-cell>
          <table:table-cell office:value-type="float" office:value="737" calcext:value-type="float">
            <text:p>737</text:p>
          </table:table-cell>
          <table:table-cell office:value-type="float" office:value="1983" calcext:value-type="float">
            <text:p>1983</text:p>
          </table:table-cell>
          <table:table-cell office:value-type="float" office:value="5228" calcext:value-type="float">
            <text:p>5228</text:p>
          </table:table-cell>
          <table:table-cell office:value-type="float" office:value="20113" calcext:value-type="float">
            <text:p>20113</text:p>
          </table:table-cell>
          <table:table-cell office:value-type="float" office:value="22311" calcext:value-type="float">
            <text:p>22311</text:p>
          </table:table-cell>
          <table:table-cell office:value-type="float" office:value="17624" calcext:value-type="float">
            <text:p>17624</text:p>
          </table:table-cell>
          <table:table-cell office:value-type="float" office:value="13245" calcext:value-type="float">
            <text:p>13245</text:p>
          </table:table-cell>
          <table:table-cell office:value-type="float" office:value="4468" calcext:value-type="float">
            <text:p>4468</text:p>
          </table:table-cell>
          <table:table-cell office:value-type="float" office:value="3976" calcext:value-type="float">
            <text:p>3976</text:p>
          </table:table-cell>
          <table:table-cell table:number-columns-repeated="2"/>
          <table:table-cell office:value-type="string" calcext:value-type="string">
            <text:p>Quelle: <text:a xlink:href="https://mobilitaet-in-tabellen.dlr.de/" xlink:type="simple">https://mobilitaet-in-tabellen.dlr.de/</text:a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is gewichtet</text:p>
          </table:table-cell>
          <table:table-cell office:value-type="float" office:value="946" calcext:value-type="float">
            <text:p>946</text:p>
          </table:table-cell>
          <table:table-cell office:value-type="float" office:value="281" calcext:value-type="float">
            <text:p>281</text:p>
          </table:table-cell>
          <table:table-cell office:value-type="float" office:value="6729" calcext:value-type="float">
            <text:p>6729</text:p>
          </table:table-cell>
          <table:table-cell office:value-type="float" office:value="23044" calcext:value-type="float">
            <text:p>23044</text:p>
          </table:table-cell>
          <table:table-cell office:value-type="float" office:value="24061" calcext:value-type="float">
            <text:p>24061</text:p>
          </table:table-cell>
          <table:table-cell office:value-type="float" office:value="18702" calcext:value-type="float">
            <text:p>18702</text:p>
          </table:table-cell>
          <table:table-cell office:value-type="float" office:value="13523" calcext:value-type="float">
            <text:p>13523</text:p>
          </table:table-cell>
          <table:table-cell office:value-type="float" office:value="4533" calcext:value-type="float">
            <text:p>4533</text:p>
          </table:table-cell>
          <table:table-cell office:value-type="float" office:value="3557" calcext:value-type="float">
            <text:p>3557</text:p>
          </table:table-cell>
          <table:table-cell table:formula="of:=SUM([.B52:.J52])" office:value-type="float" office:value="95376" calcext:value-type="float">
            <text:p>953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gelänge [km]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office:value-type="float" office:value="7.4" calcext:value-type="float">
            <text:p>7.4</text:p>
          </table:table-cell>
          <table:table-cell office:value-type="float" office:value="14.3" calcext:value-type="float">
            <text:p>14.3</text:p>
          </table:table-cell>
          <table:table-cell office:value-type="float" office:value="30.9" calcext:value-type="float">
            <text:p>30.9</text:p>
          </table:table-cell>
          <table:table-cell office:value-type="float" office:value="68.9" calcext:value-type="float">
            <text:p>68.9</text:p>
          </table:table-cell>
          <table:table-cell office:value-type="float" office:value="277.1" calcext:value-type="float">
            <text:p>277.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is zurückgelegte Kilometer</text:p>
          </table:table-cell>
          <table:table-cell table:formula="of:=[.B52]*[.B53]" office:value-type="float" office:value="283.8" calcext:value-type="float">
            <text:p>283.8</text:p>
          </table:table-cell>
          <table:table-cell table:formula="of:=[.C52]*[.C53]" office:value-type="float" office:value="224.8" calcext:value-type="float">
            <text:p>224.8</text:p>
          </table:table-cell>
          <table:table-cell table:formula="of:=[.D52]*[.D53]" office:value-type="float" office:value="10766.4" calcext:value-type="float">
            <text:p>10766.4</text:p>
          </table:table-cell>
          <table:table-cell table:formula="of:=[.E52]*[.E53]" office:value-type="float" office:value="80654" calcext:value-type="float">
            <text:p>80654</text:p>
          </table:table-cell>
          <table:table-cell table:formula="of:=[.F52]*[.F53]" office:value-type="float" office:value="178051.4" calcext:value-type="float">
            <text:p>178051.4</text:p>
          </table:table-cell>
          <table:table-cell table:formula="of:=[.G52]*[.G53]" office:value-type="float" office:value="267438.6" calcext:value-type="float">
            <text:p>267438.6</text:p>
          </table:table-cell>
          <table:table-cell table:formula="of:=[.H52]*[.H53]" office:value-type="float" office:value="417860.7" calcext:value-type="float">
            <text:p>417860.7</text:p>
          </table:table-cell>
          <table:table-cell table:formula="of:=[.I52]*[.I53]" office:value-type="float" office:value="312323.7" calcext:value-type="float">
            <text:p>312323.7</text:p>
          </table:table-cell>
          <table:table-cell table:formula="of:=[.J52]*[.J53]" office:value-type="float" office:value="985644.7" calcext:value-type="float">
            <text:p>985644.7</text:p>
          </table:table-cell>
          <table:table-cell table:formula="of:=SUM([.B55:.J55])" office:value-type="float" office:value="2253248.1" calcext:value-type="float">
            <text:p>2253248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%</text:p>
          </table:table-cell>
          <table:table-cell table:style-name="ce3" table:formula="of:=[.B52]/[.$K52]" office:value-type="percentage" office:value="0.00991863781244757" calcext:value-type="percentage">
            <text:p>0.99%</text:p>
          </table:table-cell>
          <table:table-cell table:style-name="ce3" table:formula="of:=[.C52]/[.$K52]" office:value-type="percentage" office:value="0.0029462338533803" calcext:value-type="percentage">
            <text:p>0.29%</text:p>
          </table:table-cell>
          <table:table-cell table:style-name="ce3" table:formula="of:=[.D52]/[.$K52]" office:value-type="percentage" office:value="0.0705523402113739" calcext:value-type="percentage">
            <text:p>7.06%</text:p>
          </table:table-cell>
          <table:table-cell table:style-name="ce3" table:formula="of:=[.E52]/[.$K52]" office:value-type="percentage" office:value="0.241612145613152" calcext:value-type="percentage">
            <text:p>24.16%</text:p>
          </table:table-cell>
          <table:table-cell table:style-name="ce3" table:formula="of:=[.F52]/[.$K52]" office:value-type="percentage" office:value="0.252275205502432" calcext:value-type="percentage">
            <text:p>25.23%</text:p>
          </table:table-cell>
          <table:table-cell table:style-name="ce3" table:formula="of:=[.G52]/[.$K52]" office:value-type="percentage" office:value="0.196087065928535" calcext:value-type="percentage">
            <text:p>19.61%</text:p>
          </table:table-cell>
          <table:table-cell table:style-name="ce3" table:formula="of:=[.H52]/[.$K52]" office:value-type="percentage" office:value="0.141786193591679" calcext:value-type="percentage">
            <text:p>14.18%</text:p>
          </table:table-cell>
          <table:table-cell table:style-name="ce3" table:formula="of:=[.I52]/[.$K52]" office:value-type="percentage" office:value="0.0475276799194766" calcext:value-type="percentage">
            <text:p>4.75%</text:p>
          </table:table-cell>
          <table:table-cell table:style-name="ce3" table:formula="of:=[.J52]/[.$K52]" office:value-type="percentage" office:value="0.0372944975675222" calcext:value-type="percentage">
            <text:p>3.73%</text:p>
          </table:table-cell>
          <table:table-cell table:style-name="ce3" table:formula="of:=[.K52]/[.$K52]" office:value-type="percentage" office:value="1" calcext:value-type="percentage">
            <text:p>100.00%</text:p>
          </table:table-cell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3"/>
        </table:table-row>
        <table:table-row table:style-name="ro1">
          <table:table-cell office:value-type="string" calcext:value-type="string">
            <text:p>% Pkm</text:p>
          </table:table-cell>
          <table:table-cell table:style-name="ce3" table:formula="of:=[.B55]/[.$K55]" office:value-type="percentage" office:value="0.000125951509733882" calcext:value-type="percentage">
            <text:p>0.01%</text:p>
          </table:table-cell>
          <table:table-cell table:style-name="ce3" table:formula="of:=[.C55]/[.$K55]" office:value-type="percentage" office:value="0.0000997670873438216" calcext:value-type="percentage">
            <text:p>0.01%</text:p>
          </table:table-cell>
          <table:table-cell table:style-name="ce3" table:formula="of:=[.D55]/[.$K55]" office:value-type="percentage" office:value="0.00477816890203968" calcext:value-type="percentage">
            <text:p>0.48%</text:p>
          </table:table-cell>
          <table:table-cell table:style-name="ce3" table:formula="of:=[.E55]/[.$K55]" office:value-type="percentage" office:value="0.0357945492109812" calcext:value-type="percentage">
            <text:p>3.58%</text:p>
          </table:table-cell>
          <table:table-cell table:style-name="ce3" table:formula="of:=[.F55]/[.$K55]" office:value-type="percentage" office:value="0.079019882453246" calcext:value-type="percentage">
            <text:p>7.90%</text:p>
          </table:table-cell>
          <table:table-cell table:style-name="ce3" table:formula="of:=[.G55]/[.$K55]" office:value-type="percentage" office:value="0.118690258742479" calcext:value-type="percentage">
            <text:p>11.87%</text:p>
          </table:table-cell>
          <table:table-cell table:style-name="ce3" table:formula="of:=[.H55]/[.$K55]" office:value-type="percentage" office:value="0.185448153711968" calcext:value-type="percentage">
            <text:p>18.54%</text:p>
          </table:table-cell>
          <table:table-cell table:style-name="ce3" table:formula="of:=[.I55]/[.$K55]" office:value-type="percentage" office:value="0.138610435308921" calcext:value-type="percentage">
            <text:p>13.86%</text:p>
          </table:table-cell>
          <table:table-cell table:style-name="ce3" table:formula="of:=[.J55]/[.$K55]" office:value-type="percentage" office:value="0.437432833073286" calcext:value-type="percentage">
            <text:p>43.74%</text:p>
          </table:table-cell>
          <table:table-cell table:style-name="ce3" table:formula="of:=[.K55]/[.$K55]" office:value-type="percentage" office:value="1" calcext:value-type="percentage">
            <text:p>100.00%</text:p>
          </table:table-cell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10"/>
          <table:table-cell table:number-columns-repeated="2"/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elvetica" svg:font-family="Helvetica"/>
    <style:font-face style:name="Helvetica-Bold" svg:font-family="Helvetica-Bol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4:14:36.556649104</meta:creation-date>
    <dc:date>2023-10-06T16:44:38.302037784</dc:date>
    <meta:editing-duration>PT1H8M20S</meta:editing-duration>
    <meta:editing-cycles>1</meta:editing-cycles>
    <meta:document-statistic meta:table-count="1" meta:cell-count="401" meta:object-count="0"/>
    <meta:generator>LibreOffice/7.3.7.2$Linux_X86_64 LibreOffice_project/30$Build-2</meta:generator>
  </office:meta>
</office:document-meta>
</file>